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97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Voir le détail des épisode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Episode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de la page « Episode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Episode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Episod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ont de la page « Episode »</text:p>
          </table:table-cell>
          <table:table-cell table:style-name="ce1"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Episode »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Episode</text:p>
          </table:table-cell>
          <table:table-cell table:style-name="ce1" office:value-type="string" calcext:value-type="string">
            <text:p>D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2:32.298968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2:37.117350776</dc:date>
    <meta:editing-duration>PT7M35S</meta:editing-duration>
    <meta:editing-cycles>4</meta:editing-cycles>
    <meta:document-statistic meta:table-count="1" meta:cell-count="33" meta:object-count="0"/>
  </office:meta>
</office:document-meta>
</file>